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 style:list-style-name="L9"/>
    <style:style style:name="P9" style:family="paragraph" style:parent-style-name="Standard" style:list-style-name="L3">
      <style:paragraph-properties fo:margin-left="1.27cm" fo:margin-right="0cm" fo:text-indent="-0.635cm" style:auto-text-indent="false">
        <style:tab-stops/>
      </style:paragraph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Estructura de datos en el maestro</text:p>
      <text:p text:style-name="Standard"/>
      <text:p text:style-name="P3">Restricciones:</text:p>
      <text:p text:style-name="Standard"/>
      <text:list xml:id="list41282025" text:style-name="L1">
        <text:list-item>
          <text:p text:style-name="P1">Máximo 16 escenas</text:p>
        </text:list-item>
        <text:list-item>
          <text:p text:style-name="P1">Máximo 128 elementos</text:p>
        </text:list-item>
        <text:list-item>
          <text:p text:style-name="P1">Máximo 50 elementos con valores analógicos</text:p>
        </text:list-item>
        <text:list-item>
          <text:p text:style-name="P1">Programación horaria con resolución 10 min.</text:p>
        </text:list-item>
      </text:list>
      <text:p text:style-name="Standard"/>
      <text:p text:style-name="P3">Definición de elemento </text:p>
      <text:list xml:id="list42168392" text:style-name="L3">
        <text:list-item>
          <text:list>
            <text:list-item>
              <text:list>
                <text:list-header>
                  <text:p text:style-name="P9"><text:tab/></text:p>
                </text:list-header>
              </text:list>
            </text:list-item>
          </text:list>
        </text:list-item>
      </text:list>
      <text:list xml:id="list41307288" text:style-name="L2">
        <text:list-item>
          <text:p text:style-name="P2">Id tipo+salida: 1 byte (4 bytes para id tipo + 4 bytes para número de salida)</text:p>
        </text:list-item>
        <text:list-item>
          <text:p text:style-name="P2">Id elemento: 2 byte</text:p>
        </text:list-item>
        <text:list-item>
          <text:p text:style-name="P2">Id remoto: 1 byte</text:p>
        </text:list-item>
        <text:list-item>
          <text:p text:style-name="P2">Escenas a las que pertenece: 2 byte. Se pone a 1 el bit correspondiente</text:p>
        </text:list-item>
        <text:list-item>
          <text:p text:style-name="P2">Valores en las escenas:</text:p>
          <text:list>
            <text:list-item>
              <text:p text:style-name="P2">Elemento analógico: 16 bytes (uno por valor en cada escena)</text:p>
            </text:list-item>
            <text:list-item>
              <text:p text:style-name="P2">Elemento digital: 2 bytes (1 bit por cada valor en cada escena)</text:p>
            </text:list-item>
          </text:list>
        </text:list-item>
      </text:list>
      <text:p text:style-name="Standard"/>
      <text:p text:style-name="Standard">Total analógico: 22 bytes</text:p>
      <text:p text:style-name="Standard">Total digital: 8 bytes</text:p>
      <text:p text:style-name="Standard"/>
      <text:p text:style-name="P3">Definición de un programa horario</text:p>
      <text:p text:style-name="Standard"/>
      <text:list xml:id="list42292582" text:style-name="L5">
        <text:list-item>
          <text:p text:style-name="P4">Id programa: 1 byte</text:p>
        </text:list-item>
        <text:list-item>
          <text:p text:style-name="P4">Id elemento/escena/grupo: 12 bits</text:p>
        </text:list-item>
        <text:list-item>
          <text:p text:style-name="P4">elemento/escena/grupo: 2 bit</text:p>
        </text:list-item>
        <text:list-item>
          <text:p text:style-name="P4">habilitado/deshabilitado: 1 bit</text:p>
        </text:list-item>
        <text:list-item>
          <text:p text:style-name="P4">Hora y minuto: 7 bits (24 horas con resolución 10 min.)</text:p>
        </text:list-item>
        <text:list-item>
          <text:p text:style-name="P4">Días de la semana: 7 bits + 1 bit semanal/una sóla vez</text:p>
        </text:list-item>
        <text:list-item>
          <text:p text:style-name="P4">Valor: 1 byte</text:p>
          <text:list>
            <text:list-item>
              <text:list>
                <text:list-item>
                  <text:p text:style-name="P4">Si elemento o grupo digital: 0 o 1</text:p>
                </text:list-item>
                <text:list-item>
                  <text:p text:style-name="P4">Si elemento o grupo analógico: valor</text:p>
                </text:list-item>
                <text:list-item>
                  <text:p text:style-name="P4">Si escena: no se considera</text:p>
                </text:list-item>
              </text:list>
            </text:list-item>
          </text:list>
        </text:list-item>
      </text:list>
      <text:p text:style-name="Standard"/>
      <text:p text:style-name="Standard">Total programa horario: 6 bytes</text:p>
      <text:p text:style-name="Standard"/>
      <text:p text:style-name="P3">Definición de puertas</text:p>
      <text:p text:style-name="Standard"/>
      <text:list xml:id="list20482406" text:style-name="L7">
        <text:list-item>
          <text:p text:style-name="P6">Id puerta: 1 byte</text:p>
        </text:list-item>
        <text:list-item>
          <text:p text:style-name="P6">Id remoto: 1 byte</text:p>
        </text:list-item>
        <text:list-item>
          <text:p text:style-name="P6">Id salida: 1 byte + bloqueada</text:p>
          <text:p text:style-name="P6"/>
        </text:list-item>
      </text:list>
      <text:p text:style-name="Standard"/>
      <text:p text:style-name="P3">Definición de termostatos</text:p>
      <text:p text:style-name="Standard"/>
      <text:list xml:id="list21173676" text:style-name="L8">
        <text:list-item>
          <text:p text:style-name="P7">Id termostato: 1 byte</text:p>
        </text:list-item>
        <text:list-item>
          <text:p text:style-name="P7">Id remoto: 1 byte</text:p>
        </text:list-item>
      </text:list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3">Comandos:</text:p>
      <text:p text:style-name="Standard"/>
      <text:list xml:id="list43725664" text:style-name="L6">
        <text:list-item>
          <text:p text:style-name="P5">Activar elemento: 0x20 + id elemento (3 bytes)</text:p>
        </text:list-item>
        <text:list-item>
          <text:p text:style-name="P5">Desactivar elemento: 0x21 + id elemento (3 bytes)</text:p>
        </text:list-item>
        <text:list-item>
          <text:p text:style-name="P5">Activar grupo: 0x22 + id grupo (2 bytes)</text:p>
        </text:list-item>
        <text:list-item>
          <text:p text:style-name="P5">Desactivar grupo: 0x23 + id grupo (2 bytes)</text:p>
        </text:list-item>
        <text:list-item>
          <text:p text:style-name="P5">Ejecutar escena: 0x24 + id escena (2 bytes)</text:p>
        </text:list-item>
        <text:list-item>
          <text:p text:style-name="P5">Pulso en elemento: 0x25 + id elemento (2 bytes)</text:p>
        </text:list-item>
      </text:list>
      <text:p text:style-name="Standard"/>
      <text:list xml:id="list21498760" text:continue-numbering="true" text:style-name="L6">
        <text:list-item>
          <text:p text:style-name="P5">Consultar programas horarios de un elemento: 0x26 + id elemento (2 bytes)</text:p>
        </text:list-item>
        <text:list-item>
          <text:p text:style-name="P5">Consultar programas horarios de un grupo: 0x27 + id grupo (2 bytes)</text:p>
        </text:list-item>
        <text:list-item>
          <text:p text:style-name="P5">Consultar programas horarios de una escena: 0x28 + id escena (2 bytes)</text:p>
        </text:list-item>
        <text:list-item>
          <text:p text:style-name="P5">Borrar programa horario: 0x29 + id programa (2 bytes)</text:p>
        </text:list-item>
        <text:list-item>
          <text:p text:style-name="P5">Añadir programa horario: 0x2A+datos (6 bytes)</text:p>
        </text:list-item>
        <text:list-item>
          <text:p text:style-name="P5">Modificar programa horario: 0x2B+datos (7 bytes)</text:p>
        </text:list-item>
      </text:list>
      <text:p text:style-name="Standard"/>
      <text:list xml:id="list21494002" text:continue-numbering="true" text:style-name="L6">
        <text:list-item>
          <text:p text:style-name="P5">Consultar puertas: 0x2C (1 byte)</text:p>
        </text:list-item>
        <text:list-item>
          <text:p text:style-name="P5">Bloquear puerta: 0x2D+id puerta (2 bytes)</text:p>
        </text:list-item>
        <text:list-item>
          <text:p text:style-name="P5">Desbloquear puerta: 0x2E + id puerta (2 bytes)</text:p>
        </text:list-item>
        <text:list-item>
          <text:p text:style-name="P5">Alta tarjeta en puerta: 0x2F + id puerta + codigo (7 bytes)</text:p>
        </text:list-item>
        <text:list-item>
          <text:p text:style-name="P5">Baja tarjeta en puerta: 0x30 + id puerta + codigo (7 bytes)</text:p>
        </text:list-item>
        <text:list-item>
          <text:p text:style-name="P5">Baja tarjeta en sistema: 0x31 + codigo (6 bytes)</text:p>
        </text:list-item>
        <text:list-item>
          <text:p text:style-name="P5">Alta tarjeta maestra: 0x32 + codigo (6 bytes)</text:p>
        </text:list-item>
        <text:list-item>
          <text:p text:style-name="P5">Alta tarjeta supermaestra: 0x33 + codigo (6 bytes)</text:p>
        </text:list-item>
        <text:list-item>
          <text:p text:style-name="P5">Borrado total cerradura: 0x34 + id puerta (2 bytes)</text:p>
        </text:list-item>
      </text:list>
      <text:p text:style-name="Standard"/>
      <text:list xml:id="list21286618" text:style-name="L9">
        <text:list-item>
          <text:p text:style-name="P8">Leer temperatura: 0x35 +id termostato (2 bytes)</text:p>
        </text:list-item>
        <text:list-item>
          <text:p text:style-name="P8">Modificar consigna actual: 0x36+id termostato + consigna (3 bytes)</text:p>
        </text:list-item>
        <text:list-item>
          <text:p text:style-name="P8">Modificar consigna del modo día: 0x37+id termostato+consigna (3 bytes)</text:p>
        </text:list-item>
        <text:list-item>
          <text:p text:style-name="P8">Modificar consigna del modo noche: 0x38+id termostato+consigna (3 bytes)</text:p>
        </text:list-item>
        <text:list-item>
          <text:p text:style-name="P8">Modificar consigna actual globalmente: 0x39 + consigna (2 bytes)</text:p>
        </text:list-item>
        <text:list-item>
          <text:p text:style-name="P8">Modificar consigna del modo día globalmente: 0x3A+consigna (2 bytes)</text:p>
        </text:list-item>
        <text:list-item>
          <text:p text:style-name="P8">Modificar consigna del modo noche globalmente: 0x3B+consigna (2 bytes)</text:p>
        </text:list-item>
        <text:list-item>
          <text:p text:style-name="P8">Activar HVAC: 0x3C+id termostato (2 bytes)</text:p>
        </text:list-item>
        <text:list-item>
          <text:p text:style-name="P8">Desactivar HVAC: 0x3D+id termostato (2 bytes)</text:p>
        </text:list-item>
        <text:list-item>
          <text:p text:style-name="P8">Activar HVAC globalmente: 0x3E (1 byte)</text:p>
        </text:list-item>
        <text:list-item>
          <text:p text:style-name="P8">Desactivar HVAC globalmente: 0x3F (1 byte)</text:p>
        </text:list-item>
        <text:list-item>
          <text:p text:style-name="P8">Modificar límite temperatura superior: 0x40+id termostato+consigna (3 bytes)</text:p>
        </text:list-item>
        <text:list-item>
          <text:p text:style-name="P8">Modificar límite temperatura inferior: 0x41+id termostato+consigna (3 bytes)</text:p>
        </text:list-item>
        <text:list-item>
          <text:p text:style-name="P8">Modificar límite superior globalmente: 0x42+consigna (2 bytes)</text:p>
        </text:list-item>
        <text:list-item>
          <text:p text:style-name="P8">Modificar límite inferior globalmente: 0x43 + consigna (2 bytes)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 Vila</meta:initial-creator>
    <meta:creation-date>2012-02-08T21:14:28.37</meta:creation-date>
    <dc:date>2012-02-09T01:35:20.81</dc:date>
    <dc:creator>Juan  Vila</dc:creator>
    <meta:editing-duration>PT01H34M06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2" meta:paragraph-count="73" meta:word-count="561" meta:character-count="3139"/>
  </office:meta>
</office:document-meta>
</file>